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7957"/>
    </style:style>
    <style:style style:name="P2" style:family="paragraph" style:parent-style-name="Header">
      <style:text-properties officeooo:rsid="000f5467" officeooo:paragraph-rsid="000f5467"/>
    </style:style>
    <style:style style:name="T1" style:family="text">
      <style:text-properties officeooo:rsid="000c79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Task</text:span> 1.</text:p>
      <text:p text:style-name="Standard">ls</text:p>
      <text:p text:style-name="Standard">pwd</text:p>
      <text:p text:style-name="Standard">mkdir workspace</text:p>
      <text:p text:style-name="Standard">cd workspace</text:p>
      <text:p text:style-name="Standard">ls</text:p>
      <text:p text:style-name="Standard">touch R<text:span text:style-name="T1">ead</text:span>M<text:span text:style-name="T1">e</text:span>.md</text:p>
      <text:p text:style-name="P1">cp R<text:span text:style-name="T1">ead</text:span>M<text:span text:style-name="T1">e</text:span>.md ChangeLog.md</text:p>
      <text:p text:style-name="Standard"/>
      <text:p text:style-name="P1"><text:span text:style-name="T1">Task</text:span> <text:s/>2.</text:p>
      <text:p text:style-name="P1">touch exercise.md</text:p>
      <text:p text:style-name="P1">mv exercise.md /tmp</text:p>
      <text:p text:style-name="P1">rm exercise.md</text:p>
      <text:p text:style-name="P1"/>
      <text:p text:style-name="Standard"/>
      <text:p text:style-name="P1"><text:span text:style-name="T1">Task</text:span> <text:s/>3.</text:p>
      <text:p text:style-name="Standard">touch umuzi.md recruits.md cohort.md</text:p>
      <text:p text:style-name="Standard">nano umuzi.md</text:p>
      <text:p text:style-name="Standard">Delayed by time to be right on it - Kwena Peu</text:p>
      <text:p text:style-name="Standard">ctrl+x</text:p>
      <text:p text:style-name="Standard"/>
      <text:p text:style-name="Standard">nano recruits.md</text:p>
      <text:p text:style-name="Standard">Insanity keeps me company when my thoughts take afternoon walks. - Hlox De Rebel</text:p>
      <text:p text:style-name="Standard">ctrl+x</text:p>
      <text:p text:style-name="Standard"/>
      <text:p text:style-name="Standard"/>
      <text:p text:style-name="Standard">nano cohort.md</text:p>
      <text:p text:style-name="Standard">Remember To Forget How To Not Remember. - Kwena Peu </text:p>
      <text:p text:style-name="Standard">ctrl+x</text:p>
      <text:p text:style-name="Standard"/>
      <text:p text:style-name="Standard"/>
      <text:p text:style-name="Standard">cat cohort.md recruits.md umuzi.md &gt; summary.md</text:p>
      <text:p text:style-name="Standard">echo The End &gt;&gt; summary.md</text:p>
      <text:p text:style-name="Standard"/>
      <text:p text:style-name="P1"><text:span text:style-name="T1">Task</text:span> <text:s/>4.</text:p>
      <text:p text:style-name="Standard">locate umuzi.md</text:p>
      <text:p text:style-name="Standard">locate umuzi.md &gt;&gt; search_result.md</text:p>
      <text:p text:style-name="Standard"/>
      <text:p text:style-name="P1"><text:span text:style-name="T1">Task</text:span> <text:s/>5.</text:p>
      <text:p text:style-name="Standard">cd Documents/</text:p>
      <text:p text:style-name="Standard">touch pad.md</text:p>
      <text:p text:style-name="Standard">cd</text:p>
      <text:p text:style-name="Standard">cd Desktop/</text:p>
      <text:p text:style-name="Standard">cp ~/Documents/pad.md . </text:p>
      <text:p text:style-name="Standard">mv pad.md pad_copy.md</text:p>
      <text:p text:style-name="Standard">locate updatedb</text:p>
      <text:p text:style-name="Standard">cd</text:p>
      <text:p text:style-name="Standard">locate pad_copy.md</text:p>
      <text:p text:style-name="Standard"/>
      <text:p text:style-name="Standard"><text:soft-page-break/></text:p>
      <text:p text:style-name="P1"><text:span text:style-name="T1">Task</text:span> 6.</text:p>
      <text:p text:style-name="Standard"/>
      <text:p text:style-name="Standard">find ~/ -name *.pdf</text:p>
      <text:p text:style-name="Standard"/>
      <text:p text:style-name="Standard">find ~/ -name *.pdf &gt;&gt; results_search.txt</text:p>
      <text:p text:style-name="Standard"/>
      <text:p text:style-name="Standard">find ~/ -atime 1</text:p>
      <text:p text:style-name="Standard"/>
      <text:p text:style-name="Standard"/>
      <text:p text:style-name="P1"><text:span text:style-name="T1">Task</text:span> 7.</text:p>
      <text:p text:style-name="Standard"/>
      <text:p text:style-name="Standard">nano my_bio.md</text:p>
      <text:p text:style-name="Standard">ctrl+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5467" officeooo:paragraph-rsid="000f54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nolo Faith Lebitso || Linux Challenges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3:53:34.036154966</meta:creation-date>
    <dc:date>2019-10-02T11:26:35.585577695</dc:date>
    <meta:editing-duration>PT10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139" meta:character-count="829" meta:non-whitespace-character-count="729"/>
  </office:meta>
</office:document-meta>
</file>